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draw:opacity="0%" draw:textarea-horizontal-align="justify" draw:textarea-vertical-align="middle" draw:auto-grow-height="false" fo:min-height="8.073cm" fo:min-width="8.033cm" draw:shadow="hidden"/>
    </style:style>
    <style:style style:name="gr2" style:family="graphic" style:parent-style-name="Object_20_with_20_no_20_fill_20_and_20_no_20_line">
      <style:graphic-properties draw:fill="none" draw:fill-color="#729fcf"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color="#333333" draw:fill="solid" draw:textarea-vertical-align="middle"/>
    </style:style>
    <style:style style:name="gr4" style:family="graphic" style:parent-style-name="objectwithoutfill">
      <style:graphic-properties svg:stroke-color="#1c1c1c" draw:fill="solid" draw:textarea-vertical-align="middle"/>
    </style:style>
    <style:style style:name="gr5" style:family="graphic" style:parent-style-name="standard">
      <style:graphic-properties svg:stroke-color="#333333" draw:fill="none" draw:fill-color="#729fcf" draw:textarea-horizontal-align="justify" draw:textarea-vertical-align="middle" draw:auto-grow-height="false" fo:min-height="8.132cm" fo:min-width="7.882cm"/>
    </style:style>
    <style:style style:name="gr6" style:family="graphic" style:parent-style-name="objectwithoutfill">
      <style:graphic-properties svg:stroke-width="0.035cm" svg:stroke-color="#bf0041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color="#bf0041" draw:fill="solid" draw:textarea-vertical-align="middle"/>
    </style:style>
    <style:style style:name="gr8" style:family="graphic" style:parent-style-name="objectwithoutfill">
      <style:graphic-properties draw:stroke="dash" draw:stroke-dash="Long_20_Dot" svg:stroke-color="#bf0041" draw:fill="solid" draw:textarea-vertical-align="middle"/>
    </style:style>
    <style:style style:name="gr9" style:family="graphic" style:parent-style-name="objectwithoutfill">
      <style:graphic-properties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Long_20_Dot" svg:stroke-color="#158466" draw:fill="solid" draw:textarea-vertical-align="middle"/>
    </style:style>
    <style:style style:name="gr11" style:family="graphic" style:parent-style-name="objectwithoutfill">
      <style:graphic-properties draw:stroke="solid" svg:stroke-width="0.028cm" draw:marker-start="Symmetric_20_Arrow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035cm" svg:stroke-color="#bf0041" draw:marker-start="Symmetric_20_Arrow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draw:stroke="solid" svg:stroke-width="0.035cm" svg:stroke-color="#158466" draw:marker-start="Symmetric_20_Arrow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18cm" svg:stroke-color="#bf0041" draw:marker-start="Symmetric_20_Arrow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color="#158466" draw:marker-start="Symmetric_20_Arrow" draw:fill="solid" draw:textarea-vertical-align="middle"/>
    </style:style>
    <style:style style:name="P1" style:family="paragraph">
      <loext:graphic-properties draw:fill="none" draw:fill-color="#729fcf" draw:opacity="0%"/>
      <style:paragraph-properties fo:margin-top="0cm" fo:margin-bottom="0.61cm"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11.769cm" svg:x="2.397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5cm" svg:height="0.47cm" svg:x="10.279cm" svg:y="15.47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3" draw:text-style-name="P3" draw:layer="layout" svg:x1="4.302cm" svg:y1="21.447cm" svg:x2="12.684cm" svg:y2="13.065cm">
          <text:p/>
        </draw:line>
        <draw:line draw:style-name="gr4" draw:text-style-name="P3" draw:layer="layout" svg:x1="4.302cm" svg:y1="13.065cm" svg:x2="12.684cm" svg:y2="21.447cm">
          <text:p/>
        </draw:line>
        <draw:custom-shape draw:style-name="gr5" draw:text-style-name="P2" draw:layer="layout" svg:width="8.382cm" svg:height="8.382cm" svg:x="4.275cm" svg:y="13.03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302cm" svg:y1="13.065cm" svg:x2="8.493cm" svg:y2="11.414cm">
          <text:p/>
        </draw:line>
        <draw:line draw:style-name="gr7" draw:text-style-name="P3" draw:layer="layout" svg:x1="4.302cm" svg:y1="13.065cm" svg:x2="8.493cm" svg:y2="17.256cm">
          <text:p/>
        </draw:line>
        <draw:line draw:style-name="gr7" draw:text-style-name="P3" draw:layer="layout" svg:x1="8.493cm" svg:y1="11.414cm" svg:x2="8.493cm" svg:y2="17.257cm">
          <text:p/>
        </draw:line>
        <draw:line draw:style-name="gr8" draw:text-style-name="P3" draw:layer="layout" svg:x1="5.699cm" svg:y1="10.652cm" svg:x2="8.493cm" svg:y2="17.256cm">
          <text:p/>
        </draw:line>
        <draw:line draw:style-name="gr9" draw:text-style-name="P3" draw:layer="layout" svg:x1="4.302cm" svg:y1="13.065cm" svg:x2="6.207cm" svg:y2="11.795cm">
          <text:p/>
        </draw:line>
        <draw:line draw:style-name="gr10" draw:text-style-name="P3" draw:layer="layout" svg:x1="4.556cm" svg:y1="11.287cm" svg:x2="8.494cm" svg:y2="17.257cm">
          <text:p/>
        </draw:line>
        <draw:path draw:style-name="gr11" draw:text-style-name="P3" draw:layer="layout" svg:width="0.858cm" svg:height="0.916cm" draw:transform="rotate (0.851371609122834) translate (7.85800000000001cm 16.555cm)" svg:viewBox="0 0 859 917" svg:d="M0 0c161 15 324 52 459 143 110 74 258 143 292 272 43 166 170 306 71 483l-2 19">
          <text:p/>
        </draw:path>
        <draw:path draw:style-name="gr12" draw:text-style-name="P3" draw:layer="layout" svg:width="0.62cm" svg:height="0.854cm" draw:transform="rotate (1.15174277339106) translate (6.46559091156278cm 15.221590587374cm)" svg:viewBox="0 0 621 855" svg:d="M0 6c155-32 310 70 381 207 61 118 174 207 210 341l30 131-55 170">
          <text:p/>
        </draw:path>
        <draw:path draw:style-name="gr13" draw:text-style-name="P3" draw:layer="layout" svg:width="0.422cm" svg:height="0.726cm" draw:transform="rotate (1.5707963267949) translate (5.69903377770862cm 14.504cm)" svg:viewBox="0 0 423 727" svg:d="M0 12c166-60 279 119 344 238 71 129 56 273 79 411v66">
          <text:p/>
        </draw:path>
        <draw:frame draw:style-name="gr2" draw:text-style-name="P2" draw:layer="layout" svg:width="0.482cm" svg:height="0.252cm" svg:x="8.519cm" svg:y="15.86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48cm" svg:height="0.252cm" svg:x="6.842cm" svg:y="14.5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81cm" svg:height="0.252cm" svg:x="5.726cm" svg:y="13.82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0.433cm" svg:height="0.47cm" svg:x="9.001cm" svg:y="12.59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428cm" svg:height="0.47cm" svg:x="6.842cm" svg:y="12.04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415cm" svg:height="0.47cm" svg:x="4.522cm" svg:y="12.08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path draw:style-name="gr11" draw:text-style-name="P3" draw:layer="layout" svg:width="0.425cm" svg:height="0.494cm" draw:transform="skewX (0.075398223686155) rotate (3.10528980514831) translate (12.1758507541392cm 13.5732054390272cm)" svg:viewBox="0 0 426 495" svg:d="M0 0c79 8 160 28 227 77 54 39 128 77 145 147 21 89 85 165 36 261l-1 10">
          <text:p/>
        </draw:path>
        <draw:frame draw:style-name="gr2" draw:text-style-name="P2" draw:layer="layout" svg:width="0.447cm" svg:height="0.316cm" svg:x="11.287cm" svg:y="13.38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path draw:style-name="gr14" draw:text-style-name="P3" draw:layer="layout" svg:width="0.489cm" svg:height="0.651cm" draw:transform="skewX (0.036651914291881) rotate (-2.79846092264771) translate (8.47724484025341cm 12.1458756926216cm)" svg:viewBox="0 0 490 652" svg:d="M0 5c122-25 244 53 300 157 49 91 138 158 166 260l24 100-42 130">
          <text:p/>
        </draw:path>
        <draw:frame draw:style-name="gr2" draw:text-style-name="P2" draw:layer="layout" svg:width="0.445cm" svg:height="0.316cm" svg:x="7.731cm" svg:y="12.17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0.446cm" svg:height="0.316cm" svg:x="5.888cm" svg:y="12.4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15" draw:text-style-name="P3" draw:layer="layout" svg:x1="12.684cm" svg:y1="13.065cm" svg:x2="4.302cm" svg:y2="13.065cm">
          <text:p/>
        </draw:line>
        <draw:path draw:style-name="gr16" draw:text-style-name="P3" draw:layer="layout" svg:width="0.455cm" svg:height="0.136cm" draw:transform="rotate (-3.14159265358979) translate (6.334cm 12.1863066258032cm)" svg:viewBox="0 0 456 137" svg:d="M0 5c157 27 360-80 456 117v15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2-21T21:44:33.986618445</dc:date>
    <meta:editing-duration>PT1H55M30S</meta:editing-duration>
    <meta:editing-cycles>31</meta:editing-cycles>
    <meta:generator>LibreOffice/6.4.7.2$Linux_X86_64 LibreOffice_project/40$Build-2</meta:generator>
    <meta:document-statistic meta:object-count="27"/>
  </office:meta>
</office:document-meta>
</file>

<file path=Object 1/content.xml><?xml version="1.0" encoding="utf-8"?>
<math xmlns="http://www.w3.org/1998/Math/MathML" display="block">
  <semantics>
    <mstyle color="blue">
      <msub>
        <mi>α</mi>
        <mn>0</mn>
      </msub>
    </mstyle>
    <annotation encoding="StarMath 5.0">color blue {%alpha_0}</annotation>
  </semantics>
</math>
</file>

<file path=Object 10/content.xml><?xml version="1.0" encoding="utf-8"?>
<math xmlns="http://www.w3.org/1998/Math/MathML" display="block">
  <semantics>
    <mstyle color="green">
      <msub>
        <mi>β</mi>
        <mn>2</mn>
      </msub>
    </mstyle>
    <annotation encoding="StarMath 5.0">color green {%beta_2}</annotation>
  </semantics>
</math>
</file>

<file path=Object 2/content.xml><?xml version="1.0" encoding="utf-8"?>
<math xmlns="http://www.w3.org/1998/Math/MathML" display="block">
  <semantics>
    <mstyle color="red">
      <msub>
        <mi>α</mi>
        <mn>1</mn>
      </msub>
    </mstyle>
    <annotation encoding="StarMath 5.0">color red {%alpha_1}</annotation>
  </semantics>
</math>
</file>

<file path=Object 3/content.xml><?xml version="1.0" encoding="utf-8"?>
<math xmlns="http://www.w3.org/1998/Math/MathML" display="block">
  <semantics>
    <mstyle color="green">
      <msub>
        <mi>α</mi>
        <mn>2</mn>
      </msub>
    </mstyle>
    <annotation encoding="StarMath 5.0">color green {%alpha_2}</annotation>
  </semantics>
</math>
</file>

<file path=Object 4/content.xml><?xml version="1.0" encoding="utf-8"?>
<math xmlns="http://www.w3.org/1998/Math/MathML" display="block">
  <semantics>
    <mstyle color="blue">
      <mi>a</mi>
    </mstyle>
    <annotation encoding="StarMath 5.0">color blue {a}</annotation>
  </semantics>
</math>
</file>

<file path=Object 5/content.xml><?xml version="1.0" encoding="utf-8"?>
<math xmlns="http://www.w3.org/1998/Math/MathML" display="block">
  <semantics>
    <mstyle color="red">
      <mi>b</mi>
    </mstyle>
    <annotation encoding="StarMath 5.0">color red { b }</annotation>
  </semantics>
</math>
</file>

<file path=Object 6/content.xml><?xml version="1.0" encoding="utf-8"?>
<math xmlns="http://www.w3.org/1998/Math/MathML" display="block">
  <semantics>
    <mi>R</mi>
    <annotation encoding="StarMath 5.0"> {R}</annotation>
  </semantics>
</math>
</file>

<file path=Object 7/content.xml><?xml version="1.0" encoding="utf-8"?>
<math xmlns="http://www.w3.org/1998/Math/MathML" display="block">
  <semantics>
    <mstyle color="green">
      <mi>c</mi>
    </mstyle>
    <annotation encoding="StarMath 5.0">color green { c }</annotation>
  </semantics>
</math>
</file>

<file path=Object 8/content.xml><?xml version="1.0" encoding="utf-8"?>
<math xmlns="http://www.w3.org/1998/Math/MathML" display="block">
  <semantics>
    <mstyle color="blue">
      <msub>
        <mi>β</mi>
        <mn>0</mn>
      </msub>
    </mstyle>
    <annotation encoding="StarMath 5.0">color blue {%beta_0}</annotation>
  </semantics>
</math>
</file>

<file path=Object 9/content.xml><?xml version="1.0" encoding="utf-8"?>
<math xmlns="http://www.w3.org/1998/Math/MathML" display="block">
  <semantics>
    <mstyle color="red">
      <msub>
        <mi>β</mi>
        <mn>1</mn>
      </msub>
    </mstyle>
    <annotation encoding="StarMath 5.0">color red {%beta_1}</annotation>
  </semantics>
</math>
</file>